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Assertion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.getResult( SampleResult inRespons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HTMLAssertion.is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.getErrorThresh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.setDoctype( String inDoc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Assertion.setX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.isErrors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.is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.getWarningThresh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.setFilename( String i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.set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.setWarningThreshold( long inWarningThresho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Assertion.set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.setErrorsOnly( boolean inErrors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.getDo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.setErrorThreshold( long inErrorThresho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Assertion.HTMLAsser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.isXHT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Assertion.writeOutput( String inOutp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